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textarea-horizontal-align="justify" draw:textarea-vertical-align="middle" draw:auto-grow-height="false" fo:min-height="0.025cm" fo:min-width="0.037cm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037cm" svg:height="0.025cm" svg:x="22.404cm" svg:y="7.32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z-index="1" draw:style-name="gr2" draw:text-style-name="P2" svg:width="18.05cm" svg:height="10.874cm" svg:x="9.068cm" svg:y="1.622cm">
            <draw:object draw:notify-on-update-of-ranges="Sheet1.C6:Sheet1.C25 Sheet1.C5:Sheet1.C5 Sheet1.C6:Sheet1.C25 Sheet1.C5:Sheet1.C5 Sheet1.C6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3" table:number-rows-spanned="1">
            <text:p>My Random Numbers</text:p>
          </table:table-cell>
          <table:covered-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X-Values</text:p>
          </table:table-cell>
          <table:table-cell office:value-type="string" calcext:value-type="string">
            <text:p>Y-Valu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(MOD((RAND() * 100);20)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(MOD((RAND() * 100);20)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(MOD((RAND() * 100);20)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(MOD((RAND() * 100);20)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(MOD((RAND() * 100);20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(MOD((RAND() * 100);20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(MOD((RAND() * 100);20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(MOD((RAND() * 100);20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(MOD((RAND() * 100);20)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MOD((RAND() * 100);20)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OUND(MOD((RAND() * 100);20)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(MOD((RAND() * 100);20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ROUND(MOD((RAND() * 100);20)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ROUND(MOD((RAND() * 100);20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ROUND(MOD((RAND() * 100);20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ROUND(MOD((RAND() * 100);20)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ROUND(MOD((RAND() * 100);20)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ROUND(MOD((RAND() * 100);20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ROUND(MOD((RAND() * 100);20)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(MOD((RAND() * 100);20))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8">00.00.0000</text:date>, <text:time style:data-style-name="N2" text:time-value="08:43:13.908522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4:07:19.198990741</meta:creation-date>
    <dc:date>2025-12-18T09:08:54.053688997</dc:date>
    <meta:editing-duration>PT17M18S</meta:editing-duration>
    <meta:editing-cycles>3</meta:editing-cycles>
    <meta:generator>LibreOffice/25.8.3.2$Linux_X86_64 LibreOffice_project/8ca8d55c161d602844f5428fa4b58097424e324e</meta:generator>
    <meta:document-statistic meta:table-count="1" meta:cell-count="4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8.051cm" svg:height="10.875cm" xlink:href=".." xlink:type="simple" chart:class="chart:bar" chart:style-name="ch1">
        <chart:title svg:x="6.755cm" svg:y="0.353cm" chart:style-name="ch2">
          <text:p>My Random Numbers</text:p>
        </chart:title>
        <chart:legend chart:legend-position="end" svg:x="15.244cm" svg:y="1.132cm" style:legend-expansion="custom" svg:width="1.941cm" svg:height="0.721cm" style:legend-expansion-aspect-ratio="2.69209431345354" chart:style-name="ch3"/>
        <chart:plot-area chart:style-name="ch4" svg:x="0.482cm" svg:y="0cm" svg:width="17.008cm" svg:height="10.803cm">
          <chart:coordinate-region svg:x="1.116cm" svg:y="0.199cm" svg:width="16.374cm" svg:height="9.957cm"/>
          <chart:axis chart:dimension="x" chart:name="primary-x" chart:style-name="ch5" chartooo:axis-type="auto">
            <chartooo:date-scale/>
            <chart:title svg:x="8.54cm" svg:y="10.315cm" chart:style-name="ch2">
              <text:p><text:span text:style-name="T1">Index</text:span></text:p>
            </chart:title>
            <chart:categories table:cell-range-address="Sheet1.C5:Sheet1.C5"/>
          </chart:axis>
          <chart:axis chart:dimension="y" chart:name="primary-y" chart:style-name="ch6">
            <chart:title svg:x="0cm" svg:y="5.864cm" chart:style-name="ch7">
              <text:p><text:span text:style-name="T1">Value</text:span></text:p>
            </chart:title>
            <chart:grid chart:style-name="ch8" chart:class="major"/>
          </chart:axis>
          <chart:series chart:style-name="ch9" chart:values-cell-range-address="Sheet1.C6:Sheet1.C25" chart:label-cell-address="Sheet1.C5:Sheet1.C5" chart:class="chart:bar">
            <chart:data-point chart:repeated="20"/>
            <loext:propertry-mapping loext:property="BorderColor" loext:cell-range-address="Sheet1.C6:Sheet1.C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-Values</text:p>
                <draw:g>
                  <svg:desc>Sheet1.C5:Sheet1.C5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Y-Values</text:p>
                <draw:g>
                  <svg:desc>Sheet1.C5:Sheet1.C5</svg:desc>
                </draw:g>
              </table:table-cell>
              <table:table-cell office:value-type="float" office:value="17">
                <text:p>17</text:p>
                <draw:g>
                  <svg:desc>Sheet1.C6:Sheet1.C25</svg:desc>
                </draw:g>
              </table:table-cell>
              <table:table-cell office:value-type="float" office:value="17">
                <text:p>17</text:p>
                <draw:g>
                  <svg:desc>Sheet1.C6:Sheet1.C25</svg:desc>
                </draw:g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number="urn:oasis:names:tc:opendocument:xmlns:datastyle:1.0" xmlns:field="urn:openoffice:names:experimental:ooo-ms-interop:xmlns:field:1.0">
    <meta:generator>LibreOffice/25.8.3.2$Linux_X86_64 LibreOffice_project/8ca8d55c161d602844f5428fa4b58097424e324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